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, serif"/>
    <style:font-face style:name="Verdana" svg:font-family="Verdan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9c1" officeooo:paragraph-rsid="000799c1"/>
    </style:style>
    <style:style style:name="P2" style:family="paragraph" style:parent-style-name="Standard">
      <style:text-properties fo:font-variant="normal" fo:text-transform="none" fo:color="#00709b" style:text-line-through-style="none" style:text-line-through-type="none" style:font-name="Verdana" fo:font-size="9.75pt" fo:letter-spacing="normal" fo:font-style="normal" style:text-underline-style="none" fo:font-weight="normal" officeooo:rsid="000799c1" officeooo:paragraph-rsid="000799c1" style:text-blinking="false" loext:padding="0cm" loext:border="none"/>
    </style:style>
    <style:style style:name="P3" style:family="paragraph" style:parent-style-name="Standard">
      <style:text-properties fo:font-variant="normal" fo:text-transform="none" fo:color="#00709b" style:text-line-through-style="none" style:text-line-through-type="none" style:font-name="Verdana" fo:font-size="9.75pt" fo:letter-spacing="normal" fo:font-style="normal" style:text-underline-style="none" fo:font-weight="normal" officeooo:rsid="00097eb8" officeooo:paragraph-rsid="00097eb8" style:text-blinking="false" loext:padding="0cm" loext:border="none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aa45d" officeooo:paragraph-rsid="000aa45d" style:text-blinking="false" loext:padding="0cm" loext:border="none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e1d60" officeooo:paragraph-rsid="000e1d60" style:text-blinking="false" loext:padding="0cm" loext:border="none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0f0254" officeooo:paragraph-rsid="000f0254" style:text-blinking="false" loext:padding="0cm" loext:border="none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122ae9" officeooo:paragraph-rsid="00122ae9" style:text-blinking="false" loext:padding="0cm" loext:border="none"/>
    </style:style>
    <style:style style:name="P8" style:family="paragraph" style:parent-style-name="Standard">
      <style:text-properties officeooo:paragraph-rsid="00122ae9"/>
    </style:style>
    <style:style style:name="P9" style:family="paragraph" style:parent-style-name="Standard">
      <style:text-properties officeooo:rsid="00146645" officeooo:paragraph-rsid="00146645"/>
    </style:style>
    <style:style style:name="P10" style:family="paragraph" style:parent-style-name="Standard">
      <style:text-properties officeooo:rsid="001479c0" officeooo:paragraph-rsid="00146645"/>
    </style:style>
    <style:style style:name="P11" style:family="paragraph" style:parent-style-name="Standard">
      <style:text-properties officeooo:rsid="001479c0" officeooo:paragraph-rsid="001479c0"/>
    </style:style>
    <style:style style:name="P12" style:family="paragraph" style:parent-style-name="Standard">
      <style:text-properties officeooo:rsid="0015ab18" officeooo:paragraph-rsid="0015ab18"/>
    </style:style>
    <style:style style:name="P13" style:family="paragraph" style:parent-style-name="Standard">
      <style:text-properties officeooo:rsid="0019931e" officeooo:paragraph-rsid="0019931e"/>
    </style:style>
    <style:style style:name="T1" style:family="text">
      <style:text-properties officeooo:rsid="000c2e48"/>
    </style:style>
    <style:style style:name="T2" style:family="text">
      <style:text-properties fo:font-variant="normal" fo:text-transform="none" fo:color="#2a2a2a" style:font-name="Merriweather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2a2a2a" style:font-name="Merriweather" fo:font-size="10pt" fo:letter-spacing="normal" fo:font-style="normal" fo:font-weight="normal" officeooo:rsid="001479c0" style:font-size-asian="10pt" style:font-size-complex="10pt"/>
    </style:style>
    <style:style style:name="T4" style:family="text">
      <style:text-properties fo:font-variant="normal" fo:text-transform="none" fo:color="#2a2a2a" style:font-name="Merriweather" fo:font-size="10pt" fo:letter-spacing="normal" fo:font-style="normal" fo:font-weight="normal" officeooo:rsid="0015ab18" style:font-size-asian="10pt" style:font-size-complex="10pt"/>
    </style:style>
    <style:style style:name="T5" style:family="text">
      <style:text-properties fo:font-variant="normal" fo:text-transform="none" fo:color="#2a2a2a" style:font-name="Merriweather" fo:font-size="10pt" fo:letter-spacing="normal" fo:font-style="normal" fo:font-weight="normal" officeooo:rsid="00179b5f" style:font-size-asian="10pt" style:font-size-complex="10pt"/>
    </style:style>
    <style:style style:name="T6" style:family="text">
      <style:text-properties fo:font-variant="normal" fo:text-transform="none" fo:color="#006fb7" style:text-line-through-style="none" style:text-line-through-type="none" style:font-name="Merriweather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7" style:family="text">
      <style:text-properties fo:font-variant="normal" fo:text-transform="none" fo:color="#006fb7" style:text-line-through-style="none" style:text-line-through-type="none" style:font-name="inherit" fo:font-size="10pt" fo:letter-spacing="normal" fo:font-style="italic" style:text-underline-style="none" fo:font-weight="normal" style:text-blinking="false" style:font-size-asian="10pt" style:font-size-complex="10pt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9.75pt" fo:letter-spacing="normal" fo:font-style="normal" style:text-underline-style="none" fo:font-weight="normal" officeooo:rsid="00122ae9" style:text-blinking="false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hodology</text:p>
      <text:p text:style-name="P1"/>
      <text:p text:style-name="P1">Downloaded human proteome from <text:a xlink:type="simple" xlink:href="http://www.uniprot.org/help/human_proteome" text:style-name="Internet_20_link" text:visited-style-name="Visited_20_Internet_20_Link">http://www.uniprot.org/help/human_proteome</text:a> </text:p>
      <text:p text:style-name="P2">Query: proteome:up000005640 AND reviewed:yes</text:p>
      <text:p text:style-name="P2"/>
      <text:p text:style-name="P3">In paper they restricted splicing to less than 25 residues distance – this might be a good idea though their analysis did not show much evidence that splicing tends to happen when peptides are closer</text:p>
      <text:p text:style-name="P3"/>
      <text:p text:style-name="P5">After, chopping up proteins using NetChop’s predictions with a threshold of 0.5, I generated 70 million spliced peptides.</text:p>
      <text:p text:style-name="P3"/>
      <text:p text:style-name="P4">Looking at the first two examples of spliced peptides in the GR-LCL 2D dataset, we find that they contradict predictions from NetChop. When the petides have been cleaved we find cleavage probabilities of &lt;0.05. <text:span text:style-name="T1">Often does not cleave where cleavages are predicted. I’m concerned that Netchop has been trained on MHC I data as well as in vitro data – and assumes no splicing occurs. Maybe use Netchop trained on 20s in vitro instead.</text:span></text:p>
      <text:p text:style-name="P5"><text:a xlink:type="simple" xlink:href="https://www.ncbi.nlm.nih.gov/pubmed/11983929?dopt=Abstract" text:style-name="Internet_20_link" text:visited-style-name="Visited_20_Internet_20_Link">https://www.ncbi.nlm.nih.gov/pubmed/11983929?dopt=Abstract</text:a> – Netchop 2.0</text:p>
      <text:p text:style-name="P5"><text:a xlink:type="simple" xlink:href="https://www.ncbi.nlm.nih.gov/pubmed/15744535" text:style-name="Internet_20_link" text:visited-style-name="Visited_20_Internet_20_Link">https://www.ncbi.nlm.nih.gov/pubmed/15744535</text:a> – Netchop 3.0</text:p>
      <text:p text:style-name="P7"/>
      <text:p text:style-name="P8"><text:span text:style-name="T8">Use random sequences as examples of splices peptides that are not presented. From original Netchop paper (</text:span><text:a xlink:type="simple" xlink:href="https://academic.oup.com/peds/article/15/4/287/1464730/Prediction-of-proteasome-cleavage-motifs-by-neural" text:style-name="Internet_20_link" text:visited-style-name="Visited_20_Internet_20_Link">https://academic.oup.com/peds/article/15/4/287/1464730/Prediction-of-proteasome-cleavage-motifs-by-neural</text:a><text:span text:style-name="T8">):<text:line-break/><text:line-break/>“</text:span><text:span text:style-name="T2">The second method relies on the fact that cleavage site frequency is at the most 24% (</text:span><text:span text:style-name="T6">Nussbaum </text:span><text:span text:style-name="Emphasis"><text:span text:style-name="T7">et al</text:span></text:span><text:span text:style-name="T6">., 1998</text:span><text:span text:style-name="T2">) per enolase molecule. Thus, labeling random sites as non-cleaved is erroneous in maximally 24% of the cases. Random sequences with amino acid frequencies analogous to frequencies in GenBank were generated and used as non-cleavage site examples. The performance of the networks changed only slightly when different negative sites were used. “</text:span></text:p>
      <text:p text:style-name="P8"><text:span text:style-name="T2"/></text:p>
      <text:p text:style-name="P9"><text:span text:style-name="T2">127000 human MHC class I epitopes in IEDB (</text:span><text:a xlink:type="simple" xlink:href="http://www.iedb.org/result_v3.php?cookie_id=f91026" text:style-name="Internet_20_link" text:visited-style-name="Visited_20_Internet_20_Link">http://www.iedb.org/result_v3.php?cookie_id=f91026</text:a><text:span text:style-name="T2">) – </text:span><text:span text:style-name="T3">127000 * 25% (from paper) =~30000 spliced peptides = ~1.5 per protein?</text:span></text:p>
      <text:p text:style-name="P10"><text:span text:style-name="T3"/></text:p>
      <text:p text:style-name="P11"><text:span text:style-name="T2">Accuracy required for protein of length 400? number of possible peptides less than 20 residues apart = </text:span><text:span text:style-name="T4">20*20*4 + (1*20*8)*400 = ~65000</text:span></text:p>
      <text:p text:style-name="P12"><text:span text:style-name="T5"/></text:p>
      <text:p text:style-name="P12"><text:span text:style-name="T5">ALPHA can be used to adjust sensitivity and specificity of neural net</text:span></text:p>
      <text:p text:style-name="P12"><text:span text:style-name="T5"/></text:p>
      <text:p text:style-name="P13"><text:span text:style-name="T5">U</text:span><text:span text:style-name="T2">sing window of 5 residues for cleavage as paper for netchop did</text:span></text:p>
      <text:p text:style-name="P12"><text:span text:style-name="T2"/></text:p>
      <text:p text:style-name="P11"><text:span text:style-name="T4"/></text:p>
      <text:p text:style-name="P5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, serif"/>
    <style:font-face style:name="Verdana" svg:font-family="Verdan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4:51:02.291251005</meta:creation-date>
    <dc:date>2017-05-23T10:47:56.366836848</dc:date>
    <meta:editing-duration>PT22H37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96" meta:character-count="2110" meta:non-whitespace-character-count="1820"/>
  </office:meta>
</office:document-meta>
</file>